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font-weight="bold" officeooo:rsid="00633bb0" officeooo:paragraph-rsid="00633bb0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643e34" officeooo:paragraph-rsid="001ad2b2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6e9b3f" officeooo:paragraph-rsid="006e9b3f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6e9b3f" officeooo:paragraph-rsid="0070777d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6edf68" officeooo:paragraph-rsid="006edf68" style:font-size-asian="13pt" style:font-weight-asian="normal" style:font-size-complex="13pt" style:font-weight-complex="normal"/>
    </style:style>
    <style:style style:name="P7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8" style:family="paragraph" style:parent-style-name="Standard">
      <style:text-properties fo:font-weight="bold" officeooo:rsid="0066724c" officeooo:paragraph-rsid="0066724c" style:font-weight-asian="bold" style:font-weight-complex="bold"/>
    </style:style>
    <style:style style:name="P9" style:family="paragraph" style:parent-style-name="Standard">
      <style:text-properties fo:font-weight="bold" officeooo:rsid="0066724c" officeooo:paragraph-rsid="00683a62" style:font-weight-asian="bold" style:font-weight-complex="bold"/>
    </style:style>
    <style:style style:name="P10" style:family="paragraph" style:parent-style-name="Standard">
      <style:text-properties fo:font-weight="bold" officeooo:rsid="0069dcbf" officeooo:paragraph-rsid="006edf68" style:font-weight-asian="bold" style:font-weight-complex="bold"/>
    </style:style>
    <style:style style:name="P11" style:family="paragraph" style:parent-style-name="Standard">
      <style:text-properties officeooo:paragraph-rsid="001ad2b2"/>
    </style:style>
    <style:style style:name="P12" style:family="paragraph" style:parent-style-name="Standard">
      <style:text-properties officeooo:rsid="0065a184" officeooo:paragraph-rsid="0065a184"/>
    </style:style>
    <style:style style:name="P13" style:family="paragraph" style:parent-style-name="Standard">
      <style:text-properties officeooo:rsid="0066724c" officeooo:paragraph-rsid="0066724c"/>
    </style:style>
    <style:style style:name="P14" style:family="paragraph" style:parent-style-name="Standard">
      <style:text-properties officeooo:rsid="0066724c" officeooo:paragraph-rsid="00683a62"/>
    </style:style>
    <style:style style:name="P15" style:family="paragraph" style:parent-style-name="Standard">
      <style:text-properties officeooo:rsid="0066724c" officeooo:paragraph-rsid="006d639d"/>
    </style:style>
    <style:style style:name="P16" style:family="paragraph" style:parent-style-name="Standard">
      <style:text-properties officeooo:rsid="00687392" officeooo:paragraph-rsid="00687392"/>
    </style:style>
    <style:style style:name="P17" style:family="paragraph" style:parent-style-name="Standard">
      <style:text-properties officeooo:rsid="0069dcbf" officeooo:paragraph-rsid="0069dcbf"/>
    </style:style>
    <style:style style:name="P18" style:family="paragraph" style:parent-style-name="Standard">
      <style:text-properties officeooo:rsid="0069dcbf" officeooo:paragraph-rsid="006bb840"/>
    </style:style>
    <style:style style:name="P19" style:family="paragraph" style:parent-style-name="Standard">
      <style:text-properties officeooo:rsid="0069dcbf" officeooo:paragraph-rsid="006cb8d3"/>
    </style:style>
    <style:style style:name="P20" style:family="paragraph" style:parent-style-name="Standard">
      <style:text-properties officeooo:rsid="0069dcbf" officeooo:paragraph-rsid="006d639d"/>
    </style:style>
    <style:style style:name="P21" style:family="paragraph" style:parent-style-name="Standard">
      <style:text-properties officeooo:rsid="0069dcbf" officeooo:paragraph-rsid="006edf68"/>
    </style:style>
    <style:style style:name="P22" style:family="paragraph" style:parent-style-name="Standard">
      <style:text-properties officeooo:rsid="0069dcbf" officeooo:paragraph-rsid="0070777d"/>
    </style:style>
    <style:style style:name="P23" style:family="paragraph" style:parent-style-name="Standard">
      <style:text-properties fo:font-weight="normal" officeooo:rsid="0069dcbf" officeooo:paragraph-rsid="006e9b3f" style:font-weight-asian="normal" style:font-weight-complex="normal"/>
    </style:style>
    <style:style style:name="P24" style:family="paragraph" style:parent-style-name="Standard">
      <style:text-properties fo:font-weight="normal" officeooo:rsid="0069dcbf" officeooo:paragraph-rsid="006edf68" style:font-weight-asian="normal" style:font-weight-complex="normal"/>
    </style:style>
    <style:style style:name="P25" style:family="paragraph" style:parent-style-name="Standard">
      <style:text-properties fo:font-weight="normal" officeooo:rsid="0069dcbf" officeooo:paragraph-rsid="0070777d" style:font-weight-asian="normal" style:font-weight-complex="normal"/>
    </style:style>
    <style:style style:name="P26" style:family="paragraph" style:parent-style-name="Standard">
      <style:text-properties fo:font-size="13pt" fo:font-weight="bold" officeooo:rsid="0073a0cd" officeooo:paragraph-rsid="0073a0cd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weight="bold" officeooo:rsid="0073bc07" officeooo:paragraph-rsid="0073bc07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749ba9" officeooo:paragraph-rsid="00749ba9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normal" officeooo:rsid="0073a0cd" officeooo:paragraph-rsid="0073a0cd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size="13pt" fo:font-weight="normal" officeooo:rsid="0073bc07" officeooo:paragraph-rsid="0073bc07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size="13pt" fo:font-weight="normal" officeooo:rsid="00749ba9" officeooo:paragraph-rsid="00749ba9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fo:font-weight="normal" officeooo:rsid="0074a257" officeooo:paragraph-rsid="0074a25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break-before="page"/>
      <style:text-properties fo:font-size="13pt" fo:font-weight="normal" officeooo:rsid="0074a257" officeooo:paragraph-rsid="0074a257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3pt" fo:font-weight="normal" officeooo:rsid="0074a257" officeooo:paragraph-rsid="007888a5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3pt" fo:font-weight="normal" officeooo:rsid="00759f2d" officeooo:paragraph-rsid="00759f2d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759f2d" officeooo:paragraph-rsid="007888a5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fo:font-weight="normal" officeooo:rsid="00779966" officeooo:paragraph-rsid="00779966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weight="normal" officeooo:rsid="00299a37" officeooo:paragraph-rsid="005a8606" style:font-weight-asian="normal" style:font-weight-complex="normal"/>
    </style:style>
    <style:style style:name="P39" style:family="paragraph" style:parent-style-name="Standard">
      <style:text-properties fo:font-weight="normal" officeooo:rsid="007888a5" officeooo:paragraph-rsid="007888a5" style:font-weight-asian="normal" style:font-weight-complex="normal"/>
    </style:style>
    <style:style style:name="P40" style:family="paragraph" style:parent-style-name="Standard">
      <style:text-properties fo:font-weight="normal" officeooo:rsid="007982e5" officeooo:paragraph-rsid="007982e5" style:font-weight-asian="normal" style:font-weight-complex="normal"/>
    </style:style>
    <style:style style:name="P41" style:family="paragraph" style:parent-style-name="Standard">
      <style:text-properties fo:font-weight="normal" officeooo:rsid="007ac474" officeooo:paragraph-rsid="007ac474" style:font-weight-asian="normal" style:font-weight-complex="normal"/>
    </style:style>
    <style:style style:name="P42" style:family="paragraph" style:parent-style-name="Standard">
      <style:text-properties fo:font-weight="normal" officeooo:rsid="007ac474" officeooo:paragraph-rsid="006edf68" style:font-weight-asian="normal" style:font-weight-complex="normal"/>
    </style:style>
    <style:style style:name="T1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643e3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cb8d3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d639d" style:font-size-asian="13pt" style:font-weight-asian="bold" style:font-size-complex="13pt" style:font-weight-complex="bold"/>
    </style:style>
    <style:style style:name="T6" style:family="text">
      <style:text-properties fo:font-size="13pt" officeooo:rsid="00643e34" style:font-size-asian="13pt" style:font-size-complex="13pt"/>
    </style:style>
    <style:style style:name="T7" style:family="text">
      <style:text-properties fo:font-size="13pt" officeooo:rsid="006e9b3f" style:font-size-asian="13pt" style:font-size-complex="13pt"/>
    </style:style>
    <style:style style:name="T8" style:family="text">
      <style:text-properties fo:font-size="13pt" officeooo:rsid="006edf68" style:font-size-asian="13pt" style:font-size-complex="13pt"/>
    </style:style>
    <style:style style:name="T9" style:family="text">
      <style:text-properties officeooo:rsid="001d0a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bb840" style:font-weight-asian="bold" style:font-weight-complex="bold"/>
    </style:style>
    <style:style style:name="T12" style:family="text">
      <style:text-properties fo:font-weight="bold" officeooo:rsid="006e5678" style:font-weight-asian="bold" style:font-weight-complex="bold"/>
    </style:style>
    <style:style style:name="T13" style:family="text">
      <style:text-properties fo:font-weight="bold" officeooo:rsid="006edf68" style:font-weight-asian="bold" style:font-weight-complex="bold"/>
    </style:style>
    <style:style style:name="T14" style:family="text">
      <style:text-properties fo:font-weight="bold" officeooo:rsid="0070777d" style:font-weight-asian="bold" style:font-weight-complex="bold"/>
    </style:style>
    <style:style style:name="T15" style:family="text">
      <style:text-properties officeooo:rsid="00683a62"/>
    </style:style>
    <style:style style:name="T16" style:family="text">
      <style:text-properties officeooo:rsid="00687392"/>
    </style:style>
    <style:style style:name="T17" style:family="text">
      <style:text-properties officeooo:rsid="00d6a833"/>
    </style:style>
    <style:style style:name="T18" style:family="text">
      <style:text-properties officeooo:rsid="00643e34"/>
    </style:style>
    <style:style style:name="T19" style:family="text">
      <style:text-properties officeooo:rsid="0073a0cd"/>
    </style:style>
    <style:style style:name="T20" style:family="text">
      <style:text-properties officeooo:rsid="0073bc0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7a253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11"><text:span text:style-name="T1">I</text:span><text:span text:style-name="T2">-</text:span><text:span text:style-name="T5">Effectuer et r</text:span><text:span text:style-name="T3">édiger un raisonnement par récurrence pour démontrer </text:span><text:span text:style-name="T5">des propriété</text:span><text:span text:style-name="T3">s.</text:span></text:p>
      <text:p text:style-name="P3"/>
      <text:p text:style-name="P12"><text:tab/>On donne un nom, exemple <draw:frame draw:style-name="fr1" draw:name="Objet1" text:anchor-type="as-char" svg:y="-0.415cm" svg:width="1.124cm" svg:height="0.545cm" draw:z-index="0"><draw:object xlink:href="./Object 1" xlink:type="simple" xlink:show="embed" xlink:actuate="onLoad"/><draw:image xlink:href="./ObjectReplacements/Object 1" xlink:type="simple" xlink:show="embed" xlink:actuate="onLoad"/></draw:frame>, à la propriété qu’on veut démontrer.</text:p>
      <text:p text:style-name="P12"><text:tab/>Ensuite, pour montrer que la propriété <draw:frame draw:style-name="fr1" draw:name="Objet2" text:anchor-type="as-char" svg:y="-0.415cm" svg:width="1.12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est vraie pour <text:s/><draw:frame draw:style-name="fr1" draw:name="Objet3" text:anchor-type="as-char" svg:y="-0.377cm" svg:width="1.08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on procède en trois étapes :</text:p>
      <text:p text:style-name="P8"><text:tab/>Étape 1 : Initialisation.</text:p>
      <text:p text:style-name="P13"><text:tab/>On montre que la propriété <draw:frame draw:style-name="fr1" draw:name="Objet4" text:anchor-type="as-char" svg:y="-0.415cm" svg:width="1.12cm" svg:height="0.545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st vraie, c’est-à dire que <draw:frame draw:style-name="fr1" draw:name="Objet5" text:anchor-type="as-char" svg:y="-0.415cm" svg:width="1.12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est vraie pour <draw:frame draw:style-name="fr1" draw:name="Objet6" text:anchor-type="as-char" svg:y="-0.377cm" svg:width="1.0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13"/>
      <text:p text:style-name="P8"><text:tab/>Étape 2 : Hérédité.</text:p>
      <text:p text:style-name="P13"><text:tab/>On <text:span text:style-name="T15">suppose que la propriété </text:span><text:span text:style-name="T15"><draw:frame draw:style-name="fr1" draw:name="Objet7" text:anchor-type="as-char" svg:y="-0.415cm" svg:width="1.12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5">est vraie et on montre que la propriété </text:span><text:span text:style-name="T15"><draw:frame draw:style-name="fr1" draw:name="Objet8" text:anchor-type="as-char" svg:y="-0.415cm" svg:width="1.64cm" svg:height="0.545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’est encore.</text:span></text:p>
      <text:p text:style-name="P13"/>
      <text:p text:style-name="P9"><text:tab/>Étape <text:span text:style-name="T15">3</text:span> : <text:span text:style-name="T15">Conclusion</text:span>.</text:p>
      <text:p text:style-name="P14"><text:tab/>On <text:span text:style-name="T16">rédige alors :</text:span></text:p>
      <text:p text:style-name="P16"><text:tab/>Comme <draw:frame draw:style-name="fr1" draw:name="Objet9" text:anchor-type="as-char" svg:y="-0.415cm" svg:width="1.12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est vraie et qu’il y a hérédité, <draw:frame draw:style-name="fr1" draw:name="Objet10" text:anchor-type="as-char" svg:y="-0.415cm" svg:width="1.124cm" svg:height="0.545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est vraie pour tout <draw:frame draw:style-name="fr1" draw:name="Objet11" text:anchor-type="as-char" svg:y="-0.377cm" svg:width="1.08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p text:style-name="P13"><text:tab/></text:p>
      <text:p text:style-name="P15"><text:span text:style-name="T1">I</text:span><text:span text:style-name="T5">I- Formules algébriques</text:span></text:p>
      <text:p text:style-name="P20"><text:tab/></text:p>
      <text:p text:style-name="P20"><text:span text:style-name="T10"><text:tab/>Exemple </text:span><text:span text:style-name="T12">II-</text:span><text:span text:style-name="T10">1 :</text:span></text:p>
      <text:p text:style-name="P17"><text:tab/>Démontrer par récurrence que pour tout <draw:frame draw:style-name="fr1" draw:name="Objet12" text:anchor-type="as-char" svg:y="-0.377cm" svg:width="1.044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, <draw:frame draw:style-name="fr1" draw:name="Objet13" text:anchor-type="as-char" svg:y="-0.697cm" svg:width="6.174cm" svg:height="1.074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7"/>
      <text:p text:style-name="P17"><text:tab/><text:span text:style-name="T11">Exemple </text:span><text:span text:style-name="T12">II-</text:span><text:span text:style-name="T11">2 :</text:span></text:p>
      <text:p text:style-name="P18"><text:tab/>Démontrer par récurrence que pour tout <draw:frame draw:style-name="fr1" draw:name="Objet15" text:anchor-type="as-char" svg:y="-0.377cm" svg:width="1.044cm" svg:height="0.467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, <draw:frame draw:style-name="fr1" draw:name="Objet16" text:anchor-type="as-char" svg:y="-0.437cm" svg:width="6.248cm" svg:height="0.568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7"/>
      <text:p text:style-name="P19"><text:span text:style-name="T1">I</text:span><text:span text:style-name="T5">I</text:span><text:span text:style-name="T4">I</text:span><text:span text:style-name="T2">-</text:span><text:span text:style-name="T5">P</text:span><text:span text:style-name="T4">ropriétés sur des suites</text:span><text:span text:style-name="T3">.</text:span></text:p>
      <text:p text:style-name="P10"><text:tab/></text:p>
      <text:p text:style-name="P21"><text:span text:style-name="T10"><text:tab/>Exemple </text:span><text:span text:style-name="T12">III-</text:span><text:span text:style-name="T10">1 :</text:span></text:p>
      <text:p text:style-name="P23"><text:span text:style-name="T6"><text:tab/></text:span><text:span text:style-name="T7">Soit </text:span><text:span text:style-name="T7"><draw:frame draw:style-name="fr1" draw:name="Objet17" text:anchor-type="as-char" svg:y="-0.415cm" svg:width="1.037cm" svg:height="0.568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7">la suite définie par </text:span><text:span text:style-name="T7"><draw:frame draw:style-name="fr1" draw:name="Objet18" text:anchor-type="as-char" svg:y="-0.377cm" svg:width="2.604cm" svg:height="0.531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7">et </text:span><text:span text:style-name="T7"><draw:frame draw:style-name="fr1" draw:name="Objet19" text:anchor-type="as-char" svg:y="-0.377cm" svg:width="2.036cm" svg:height="0.531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">. </text:span></text:p>
      <text:p text:style-name="P23"><text:span text:style-name="T7"><text:tab/>Démontrer par récurrence que pour tout </text:span><text:span text:style-name="T7"><draw:frame draw:style-name="fr1" draw:name="Objet20" text:anchor-type="as-char" svg:y="-0.377cm" svg:width="1.057cm" svg:height="0.467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">, </text:span><text:span text:style-name="T7"><draw:frame draw:style-name="fr1" draw:name="Objet21" text:anchor-type="as-char" svg:y="-0.377cm" svg:width="3.076cm" svg:height="0.531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4"/>
      <text:p text:style-name="P21"><text:span text:style-name="T10"><text:tab/>Exemple </text:span><text:span text:style-name="T12">III-</text:span><text:span text:style-name="T13">2</text:span><text:span text:style-name="T10">:</text:span></text:p>
      <text:p text:style-name="P24"><text:span text:style-name="T6"><text:tab/></text:span><text:span text:style-name="T7">Soit </text:span><text:span text:style-name="T7"><draw:frame draw:style-name="fr1" draw:name="Objet24" text:anchor-type="as-char" svg:y="-0.415cm" svg:width="1.037cm" svg:height="0.568cm" draw:z-index="2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la suite définie par </text:span><text:span text:style-name="T7"><draw:frame draw:style-name="fr1" draw:name="Objet25" text:anchor-type="as-char" svg:y="-0.697cm" svg:width="3.089cm" svg:height="1.074cm" draw:z-index="2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et </text:span><text:span text:style-name="T7"><draw:frame draw:style-name="fr1" draw:name="Objet28" text:anchor-type="as-char" svg:y="-0.377cm" svg:width="1.254cm" svg:height="0.531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">. </text:span></text:p>
      <text:p text:style-name="P24"><text:span text:style-name="T7"><text:tab/></text:span><text:span text:style-name="T8">a) </text:span><text:span text:style-name="T7">Démontrer par récurrence que </text:span><text:span text:style-name="T7"><draw:frame draw:style-name="fr1" draw:name="Objet23" text:anchor-type="as-char" svg:y="-0.377cm" svg:width="1.224cm" svg:height="0.531cm" draw:z-index="2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">pour tout </text:span><text:span text:style-name="T7"><draw:frame draw:style-name="fr1" draw:name="Objet22" text:anchor-type="as-char" svg:y="-0.377cm" svg:width="1.044cm" svg:height="0.467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">.</text:span></text:p>
      <text:p text:style-name="P24"><text:span text:style-name="T7"><text:tab/></text:span><text:span text:style-name="T8">b) Déduire que la suite </text:span><text:span text:style-name="T8"><draw:frame draw:style-name="fr1" draw:name="Objet31" text:anchor-type="as-char" svg:y="-0.415cm" svg:width="1.037cm" svg:height="0.568cm" draw:z-index="2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8">est strictement croissante.</text:span></text:p>
      <text:p text:style-name="P6"/>
      <text:p text:style-name="P22"><text:span text:style-name="T10"><text:tab/>Exemple </text:span><text:span text:style-name="T12">III-</text:span><text:span text:style-name="T14">3</text:span><text:span text:style-name="T10">:</text:span></text:p>
      <text:p text:style-name="P25"><text:span text:style-name="T6"><text:tab/></text:span><text:span text:style-name="T7">Soit </text:span><text:span text:style-name="T7"><draw:frame draw:style-name="fr1" draw:name="Objet71" text:anchor-type="as-char" svg:y="-0.415cm" svg:width="1.025cm" svg:height="0.568cm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7">la suite définie par </text:span><text:span text:style-name="T7"><draw:frame draw:style-name="fr1" draw:name="Objet72" text:anchor-type="as-char" svg:y="-0.377cm" svg:width="2.963cm" svg:height="0.531cm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">et </text:span><text:span text:style-name="T7"><draw:frame draw:style-name="fr1" draw:name="Objet73" text:anchor-type="as-char" svg:y="-0.377cm" svg:width="1.685cm" svg:height="0.531cm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7">. </text:span></text:p>
      <text:p text:style-name="P25"><text:span text:style-name="T7"><text:tab/>Démontrer par récurrence que pour tout </text:span><text:span text:style-name="T7"><draw:frame draw:style-name="fr1" draw:name="Objet74" text:anchor-type="as-char" svg:y="-0.377cm" svg:width="1.057cm" svg:height="0.467cm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7">. </text:span><text:span text:style-name="T7"><draw:frame draw:style-name="fr1" draw:name="Objet64" text:anchor-type="as-char" svg:y="-0.437cm" svg:width="2.97cm" svg:height="0.591cm" draw:z-index="2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">.</text:span></text:p>
      <text:p text:style-name="P5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33bb0" officeooo:paragraph-rsid="00633bb0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AISONNEMENT PAR RÉCURRENCE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7T08:35:47.905904895</dc:date>
    <meta:editing-duration>PT10H4M10S</meta:editing-duration>
    <meta:editing-cycles>88</meta:editing-cycles>
    <meta:document-statistic meta:table-count="0" meta:image-count="0" meta:object-count="31" meta:page-count="1" meta:paragraph-count="31" meta:word-count="191" meta:character-count="1070" meta:non-whitespace-character-count="874"/>
  </office:meta>
</office:document-meta>
</file>

<file path=Object 1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10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11/content.xml><?xml version="1.0" encoding="utf-8"?>
<math xmlns="http://www.w3.org/1998/Math/MathML" display="block">
  <semantics>
    <mstyle mathvariant="bold">
      <mrow>
        <mi>n</mi>
        <mo stretchy="false">≥</mo>
        <mi>k</mi>
      </mrow>
    </mstyle>
    <annotation encoding="StarMath 5.0">bold {n &gt;= k}</annotation>
  </semantics>
</math>
</file>

<file path=Object 12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13/content.xml><?xml version="1.0" encoding="utf-8"?>
<math xmlns="http://www.w3.org/1998/Math/MathML" display="block">
  <semantics>
    <mstyle mathvariant="bold">
      <mrow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  <mo stretchy="false">+</mo>
          <mtext> . . . </mtext>
          <mo stretchy="false">+</mo>
          <mi>n</mi>
        </mrow>
        <mrow>
          <mtext> </mtext>
          <mo stretchy="false">=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</mrow>
            <mn>2</mn>
          </mfrac>
        </mrow>
      </mrow>
    </mstyle>
    <annotation encoding="StarMath 5.0">bold {1 + 2 + 3 + 4 + 5 + " . . . "+ n " " = {n(n +1)} over 2}</annotation>
  </semantics>
</math>
</file>

<file path=Object 15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16/content.xml><?xml version="1.0" encoding="utf-8"?>
<math xmlns="http://www.w3.org/1998/Math/MathML" display="block">
  <semantics>
    <mstyle mathvariant="bold">
      <mrow>
        <mrow>
          <mn>1</mn>
          <mo stretchy="false">+</mo>
          <mn>3</mn>
          <mo stretchy="false">+</mo>
          <mn>5</mn>
          <mo stretchy="false">+</mo>
          <mn>7</mn>
          <mo stretchy="false">+</mo>
          <mn>9</mn>
          <mo stretchy="false">+</mo>
          <mtext> . . . </mtext>
          <mo stretchy="false">+</mo>
          <mrow>
            <mo fence="true" form="prefix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</mrow>
        <mrow>
          <mtext> </mtext>
          <mo stretchy="false">=</mo>
          <msup>
            <mi>n</mi>
            <mn>2</mn>
          </msup>
        </mrow>
      </mrow>
    </mstyle>
    <annotation encoding="StarMath 5.0">bold {1 + 3 + 5 + 7 + 9 + " . . . "+ (2n -1) " " = n^2}</annotation>
  </semantics>
</math>
</file>

<file path=Object 1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8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+</mo>
          <mn>61</mn>
        </mrow>
      </mrow>
    </mstyle>
    <annotation encoding="StarMath 5.0">bold {U_{n+1} = U_n + 61}</annotation>
  </semantics>
</math>
</file>

<file path=Object 19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row>
          <mo stretchy="false">−</mo>
          <mn>267</mn>
        </mrow>
      </mrow>
    </mstyle>
    <annotation encoding="StarMath 5.0">bold {U_0 = -267}</annotation>
  </semantics>
</math>
</file>

<file path=Object 2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20/content.xml><?xml version="1.0" encoding="utf-8"?>
<math xmlns="http://www.w3.org/1998/Math/MathML" display="block">
  <semantics>
    <mstyle mathvariant="bold">
      <mrow>
        <mi>n</mi>
        <mo stretchy="false">≥</mo>
        <mn>0</mn>
      </mrow>
    </mstyle>
    <annotation encoding="StarMath 5.0">bold {n &gt;= 0}</annotation>
  </semantics>
</math>
</file>

<file path=Object 21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row>
              <mo stretchy="false">−</mo>
              <mn>267</mn>
            </mrow>
            <mo stretchy="false">+</mo>
            <mn>61</mn>
          </mrow>
        </mrow>
        <mi>n</mi>
      </mrow>
    </mstyle>
    <annotation encoding="StarMath 5.0">bold {U_n = -267 + 61n}</annotation>
  </semantics>
</math>
</file>

<file path=Object 22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23/content.xml><?xml version="1.0" encoding="utf-8"?>
<math xmlns="http://www.w3.org/1998/Math/MathML" display="block">
  <semantics>
    <mstyle mathvariant="bold">
      <mrow>
        <msub>
          <mi>U</mi>
          <mi>n</mi>
        </msub>
        <mo stretchy="false">&gt;</mo>
        <mn>0</mn>
      </mrow>
    </mstyle>
    <annotation encoding="StarMath 5.0">bold {U_n &gt; 0}</annotation>
  </semantics>
</math>
</file>

<file path=Object 2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25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=</mo>
          <mfrac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i>n</mi>
          </mfrac>
        </mrow>
        <msub>
          <mi>U</mi>
          <mi>n</mi>
        </msub>
      </mrow>
    </mstyle>
    <annotation encoding="StarMath 5.0">bold {U_{n+1} = {(n + 1) over n} U_n}</annotation>
  </semantics>
</math>
</file>

<file path=Object 29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n>1</mn>
      </mrow>
    </mstyle>
    <annotation encoding="StarMath 5.0">bold {U_1 = 1}</annotation>
  </semantics>
</math>
</file>

<file path=Object 3/content.xml><?xml version="1.0" encoding="utf-8"?>
<math xmlns="http://www.w3.org/1998/Math/MathML" display="block">
  <semantics>
    <mstyle mathvariant="bold">
      <mrow>
        <mi>n</mi>
        <mo stretchy="false">≥</mo>
        <mi>k</mi>
      </mrow>
    </mstyle>
    <annotation encoding="StarMath 5.0">bold {n &gt;= k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4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k</mi>
          </mrow>
          <mo fence="true" form="postfix" stretchy="false">)</mo>
        </mrow>
      </mrow>
    </mstyle>
    <annotation encoding="StarMath 5.0">bold {P(k)}</annotation>
  </semantics>
</math>
</file>

<file path=Object 5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6/content.xml><?xml version="1.0" encoding="utf-8"?>
<math xmlns="http://www.w3.org/1998/Math/MathML" display="block">
  <semantics>
    <mstyle mathvariant="bold">
      <mrow>
        <mi>n</mi>
        <mo stretchy="false">=</mo>
        <mi>k</mi>
      </mrow>
    </mstyle>
    <annotation encoding="StarMath 5.0">bold {n = k}</annotation>
  </semantics>
</math>
</file>

<file path=Object 69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row>
          <mn>316</mn>
          <mo stretchy="false">×</mo>
          <msup>
            <mn>1,45</mn>
            <mi>n</mi>
          </msup>
        </mrow>
      </mrow>
    </mstyle>
    <annotation encoding="StarMath 5.0">bold {V_n = 316 times 1,45^n}</annotation>
  </semantics>
</math>
</file>

<file path=Object 7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7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(V_n)}</annotation>
  </semantics>
</math>
</file>

<file path=Object 72/content.xml><?xml version="1.0" encoding="utf-8"?>
<math xmlns="http://www.w3.org/1998/Math/MathML" display="block">
  <semantics>
    <mstyle mathvariant="bold">
      <mrow>
        <msub>
          <mi>V</mi>
          <mrow>
            <mi>n</mi>
            <mo stretchy="false">+</mo>
            <mn>1</mn>
          </mrow>
        </msub>
        <mo stretchy="false">=</mo>
        <mrow>
          <msub>
            <mi>V</mi>
            <mi>n</mi>
          </msub>
          <mo stretchy="false">×</mo>
          <mn>1,45</mn>
        </mrow>
      </mrow>
    </mstyle>
    <annotation encoding="StarMath 5.0">bold {V_{n+1} = V_n times 1,45 }</annotation>
  </semantics>
</math>
</file>

<file path=Object 73/content.xml><?xml version="1.0" encoding="utf-8"?>
<math xmlns="http://www.w3.org/1998/Math/MathML" display="block">
  <semantics>
    <mstyle mathvariant="bold">
      <mrow>
        <msub>
          <mi>V</mi>
          <mn>0</mn>
        </msub>
        <mo stretchy="false">=</mo>
        <mn>316</mn>
      </mrow>
    </mstyle>
    <annotation encoding="StarMath 5.0">bold {V_0 = 316}</annotation>
  </semantics>
</math>
</file>

<file path=Object 74/content.xml><?xml version="1.0" encoding="utf-8"?>
<math xmlns="http://www.w3.org/1998/Math/MathML" display="block">
  <semantics>
    <mstyle mathvariant="bold">
      <mrow>
        <mi>n</mi>
        <mo stretchy="false">≥</mo>
        <mn>0</mn>
      </mrow>
    </mstyle>
    <annotation encoding="StarMath 5.0">bold {n &gt;= 0}</annotation>
  </semantics>
</math>
</file>

<file path=Object 8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row>
    </mstyle>
    <annotation encoding="StarMath 5.0">bold {P(n+1)}</annotation>
  </semantics>
</math>
</file>

<file path=Object 9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k</mi>
          </mrow>
          <mo fence="true" form="postfix" stretchy="false">)</mo>
        </mrow>
      </mrow>
    </mstyle>
    <annotation encoding="StarMath 5.0">bold {P(k)}</annotation>
  </semantics>
</math>
</file>